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15%"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line-height="115%" fo:text-align="end" style:justify-single-word="false" fo:text-indent="0cm" style:auto-text-indent="false" fo:break-before="auto" fo:break-after="auto" style:writing-mode="lr-tb"/>
    </style:style>
    <style:style style:name="P6"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7" style:family="paragraph" style:parent-style-name="Standard">
      <style:paragraph-properties fo:margin-left="0cm" fo:margin-right="0cm" fo:line-height="115%" fo:text-align="end" style:justify-single-word="false" fo:text-indent="1.27cm" style:auto-text-indent="false" fo:break-before="auto" fo:break-after="auto" style:writing-mode="lr-tb"/>
    </style:style>
    <style:style style:name="P8" style:family="paragraph" style:parent-style-name="Standard" style:master-page-name="Standard">
      <style:paragraph-properties fo:line-height="115%" fo:text-align="justify" style:justify-single-word="false" style:page-number="auto" fo:break-before="auto" fo:break-after="auto"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STĘP</text:p>
      <text:p text:style-name="P1"/>
      <text:p text:style-name="P3">Na przestrzeni kilku ostatnich lat bardzo popularne stały się gry MOBA (Multiplayer Online Battle Arena) oparte na modzie do „Warcrafta III” „Defense of the Ancients” (DOTA). Najpopularniejszymi są zdecydowanie „League of Legends” oraz DOTA 2. Jednak jest tego o wiele, wiele więcej. Teraz przybliżę grę wcale nieodbiegającą poziomem od tych dwóch najbardziej popularnych, a z pewnością mniej znaną.</text:p>
      <text:p text:style-name="P1"/>
      <text:p text:style-name="P1"><text:span text:style-name="T1">I. Pierwszy rzut oka</text:span></text:p>
      <text:p text:style-name="P2"/>
      <text:p text:style-name="P1">Pierwszą i zasadniczą różnicą oddzielającą „SMITE’a” od innych gier typu MOBA jest trzecioosobowa perspektywa, czyli tzw. TPP. Akcję obserwujemy zza pleców danej postaci, a władamy nią w równym stopniu za sprawą klawiatury, jak i myszki. Zabieg ten sprawia, że gra jest bardziej dynamiczna i wymagająca. Nigdy nie widzimy, co dzieje się za naszymi plecami, więc wskazana jest ostrożność oraz używanie tzw. wardów, ostrzegających nas o wrogu, który wszedł w zasięg ich widzenia. Takie sterowanie umożliwia również ucieczkę z podbramkowej sytuacji, gdzie, jeśli wykażemy się sprytem i zwinnością, możemy uniknąć wrażych pocisków i ciosów. Jest to chyba najbardziej zasadnicza różnica pomiędzy „SMITE’em” a innymi MOBAmi. </text:p>
      <text:p text:style-name="P1"><text:tab/></text:p>
      <text:p text:style-name="P1">Drugą cechą wyróżniającą grę jest jej podtytuł: „Battleground of the Gods”. Rolę grywalnych postaci pełnią bóstwa, herosi i demony z różnych mitologii: rzymskiej, greckiej, egipskiej, hinduskiej, chińskiej oraz majańskiej. Nie brakuje tu takich sław jak Zeus, Odyn, Thor czy Anubis. Pojawiają się również indywidua mniej popularne, np. Xbalanque z wierzeń Majów. Tak więc gra może stać się nawet symulatorem Afrodyty, która śle buziaki do wszystkich dookoła. </text:p>
      <text:p text:style-name="P1"/>
      <text:p text:style-name="P1"><text:span text:style-name="T1">II. Rozgrywka</text:span></text:p>
      <text:p text:style-name="P1"/>
      <text:p text:style-name="P1">Rozgrywka podzielona jest na sześć (!) trybów gry. Podstawowym jest tzw. Conquest, który najbardziej przypomina inne gry MOBA. Mamy tu mapę z dwiema przeciwległymi bazami, trzema liniami, czyli alejkami prowadzącymi z jednej bazy do drugiej, oraz dżunglą. Każda pięcioosobowa drużyna rozpoczyna w punkcie startowym, a jej celem jest dotarcie i zniszczenie wrogiego Tytana, znajdującego się w siedzibie przeciwników. Na każdej z trzech linii znajdują się dwie wieże oraz jeden feniks, które naturalnie trzeba zniszczyć, aby dostać się do wrogiej bazy. W tym zadaniu graczom pomagać będą tzw. miniony, czy, krótko mówiąc, mięso armatnie. Eliminacja nieprzyjaznych żołdaków gwarantuje nam doświadczenie oraz złoto, przy czym niekoniecznie my musimy zadać ostateczny cios, żeby je dostać. </text:p>
      <text:p text:style-name="P1">Pomiędzy liniami rozciąga się wspomniana dżungla, pełna neutralnych potworów, które tylko czekają, aby dać się zabić. Niektóre z nich strzegą różnych wzmocnień, zapewniających postaci chwilowe bonusy, np. do regeneracji many, ilości zadawanych obrażeń, szybkości ruchu czy ataku. Między drzewami znajduje się także leże Złotej Furii, swoistego minibossa, którego zabicie wynagradzane jest dużą ilością złota dla całej drużyny, oraz grobowiec Ognistego Giganta, za pokonanie którego wszyscy żywi bogowie dostają ogromne bonusy do ataku, regeneracji i odporności. </text:p>
      <text:p text:style-name="P1"><text:soft-page-break/>Za zdobyte pieniądze gracz ma możliwość kupienia różnorakich przedmiotów w sklepie dostępnym tylko w bazie. Zapewniają one premie do wszelakich statystyk. Ponadto każdy z nich na odpowiednim poziomie daje danemu bogowi pasywną zdolność, np. pewne uderzenie krytyczne w czasie pięciu udanych ataków.</text:p>
      <text:p text:style-name="P1">Istnieje możliwość zakupu aktywowanych zaklęć, których unikalne właściwości mogą drastycznie wpłynąć na wynik starcia, np. przyspieszenie, chwilowa odporność na obrażenia, teleportacja na pewną odległość itd. </text:p>
      <text:p text:style-name="P1">Nie mogło również zabraknąć mikstur zdrowia i many, a także wielu innych, zapewniających liczne bonusy.</text:p>
      <text:p text:style-name="P1"/>
      <text:p text:style-name="P1">Sama walka polega na używaniu (w zależności od typu postaci) umiejętności lub podstawowych ataków. Każdy z bogów dysponuje odmienną paletą talentów, a łączenie ich jest kluczem do sukcesu. Szczególnie ważne jest tu dobre wyczucie czasu oraz ocena sytuacji, a w przypadku postaci walczących na dystans także odległości i toru ruchu przeciwnika. </text:p>
      <text:p text:style-name="P1">Każda postać po osiągnięciu piątego poziomu otrzymuje dostęp do swojej superumiejętności, która użyta w dobrym momencie zazwyczaj kończy walkę lub może uratować życie nam lub naszym sojusznikom. Ze względu na swoją potęgę zazwyczaj taka umiejętność kosztuje bardzo dużo many i ma duży czas ponownego użycia. </text:p>
      <text:p text:style-name="P1"/>
      <text:p text:style-name="P1">Innymi trybami gry są kolejno:</text:p>
      <text:p text:style-name="P1">– Arena, gdzie nie ma linii ani dżungli, a zwycięża ta drużyna, która zbije licznik punktów przeciwnika do zera poprzez zabijanie minionów, bogów oraz eskortowanie tych pierwszych do portalu pod bazą wrogów, </text:p>
      <text:p text:style-name="P1">– Assault, gdzie jest jedna linia, dwie wieże i feniks. Nie można tu wracać do bazy, a kupienie kolejnych przedmiotów możliwe jest dopiero po naszym zgonie,</text:p>
      <text:p text:style-name="P1">– Siege, gdzie są dwie linie i dżungla. Zasada jest taka sama jak w Conqueście, z tą różnicą, że tu zdobywamy punkty, które po osiągnięciu odpowiedniej liczby przywołają na jedną z linii potwora oblężniczego, skupiającego się na niszczeniu obiektów,</text:p>
      <text:p text:style-name="P1">– 3 vs 3, gdzie są trzy linie, z czego tylko na jednej są wieże i feniks, oraz mała dżungla. Zasady są identyczne jak w Conqueście,</text:p>
      <text:p text:style-name="P1">– Tryb specjalny, który każdego dnia jest inny. Wykorzystuje różne mapy i urozmaica je, np. oddając nam na początek rozgrywki 100 000 sztuk złota, odblokowując wszystkich bogów itd. </text:p>
      <text:p text:style-name="P1"/>
      <text:p text:style-name="P6"><text:span text:style-name="T1">III. Grafika</text:span></text:p>
      <text:p text:style-name="P6">„SMITE” zbudowany jest na silniku Unreal Engine 3, co zapewnia pełną detali grafikę na poziomie nieco wyższym niż w innych grach MOBA. Większość tekstur jest w wysokiej rozdzielczości, a modele zarówno bogów, potworów, jak i otoczenia wykonane są ze starannością i pieczołowitością. Jednakże widać pewną różnicę pomiędzy nowszymi a starszymi modelami i teksturami, które teraz już nie robią tak dobrego wrażenia. Mowa tu głównie o starszych bogach. </text:p>
      <text:p text:style-name="P6">Rekomendowane wymagania sprzętowe: Core i5 2.67 GHz, 4 GB RAM, karta grafiki 1 GB (GeForce GTX 560 lub lepsza), 10 GB HDD, Windows XP(SP2)/Vista/7, łącze internetowe.</text:p>
      <text:p text:style-name="P6"/>
      <text:p text:style-name="P6"><text:span text:style-name="T1">IV. Udźwiękowienie</text:span></text:p>
      <text:p text:style-name="P6"><text:soft-page-break/>O udźwiękowieniu nie można zbyt wiele powiedzieć. Muzyka jest jak najbardziej odpowiednia i zmienia się w zależności od sytuacji na mapie. Nie brakuje jej klimatu i wpasowuje się w motyw wojny bogów. Również dubbing postaci zasługuje na pochwałę, choć i tu widać różnicę pomiędzy bóstwami. Głos niektórych zapada w pamięć, a inny wlatuje przez jedno ucho, a wychodzi drugim. Dźwięk efektów i tła jest jak najbardziej odpowiedni. </text:p>
      <text:p text:style-name="P6"/>
      <text:p text:style-name="P6"><text:span text:style-name="T1">V. Fabuła</text:span></text:p>
      <text:p text:style-name="P6">A raczej jej brak. Gra pozbawiona jest jakiejś głębszej historii, trzeba będzie się zadowolić historią postaci, opisaną w menu ich podglądu. Ale jednak wpisać tu można genialną niekiedy kreację charakterów oraz interakcję niektórych bogów, aktywowaną, gdy jeden zabije drugiego. Nie sposób się nie uśmiechnąć, gdy Fenrir po pokonaniu Lokiego powie: „Even you cannot stop me, father!”.</text:p>
      <text:p text:style-name="P6"/>
      <text:p text:style-name="P6"><text:span text:style-name="T1">VI. Lokalizacja</text:span></text:p>
      <text:p text:style-name="P6">Gra posiada wersję beta polskiej kinowej wersji językowej. Jest ona jednak mało precyzyjna, nie wszystko jest przetłumaczone i zdarzają się różne dziwne pomysły, jak np. „ward” przetłumaczony na „warta”. Geniusz czy głupota?</text:p>
      <text:p text:style-name="P6"/>
      <text:p text:style-name="P6"><text:span text:style-name="T1">VII. Podsumowanie</text:span></text:p>
      <text:p text:style-name="P6">„SMITE” jest zdecydowanie godną polecenia grą, wnoszącą nieco świeżości i innowacji do swojego gatunku. Nawet jeżeli nie jesteś zaznajomiony(a) z grami MOBA, to warto poświęcić tej grze trochę czasu ze względu na jej projekt oraz tematykę. </text:p>
      <text:p text:style-name="P6"/>
      <text:p text:style-name="P7">Zodiak</text:p>
      <text:p text:style-name="P7"/>
      <text:p text:style-name="P7"><text:a xlink:type="simple" xlink:href="http://zennore.deviantart.com/art/Smite-320383726" text:style-name="Internet_20_link" text:visited-style-name="Visited_20_Internet_20_Link">http</text:a><text:a xlink:type="simple" xlink:href="http://zennore.deviantart.com/art/Smite-320383726" text:style-name="Internet_20_link" text:visited-style-name="Visited_20_Internet_20_Link">://</text:a><text:a xlink:type="simple" xlink:href="http://zennore.deviantart.com/art/Smite-320383726" text:style-name="Internet_20_link" text:visited-style-name="Visited_20_Internet_20_Link">zennore</text:a><text:a xlink:type="simple" xlink:href="http://zennore.deviantart.com/art/Smite-320383726" text:style-name="Internet_20_link" text:visited-style-name="Visited_20_Internet_20_Link">.</text:a><text:a xlink:type="simple" xlink:href="http://zennore.deviantart.com/art/Smite-320383726" text:style-name="Internet_20_link" text:visited-style-name="Visited_20_Internet_20_Link">deviantart</text:a><text:a xlink:type="simple" xlink:href="http://zennore.deviantart.com/art/Smite-320383726" text:style-name="Internet_20_link" text:visited-style-name="Visited_20_Internet_20_Link">.</text:a><text:a xlink:type="simple" xlink:href="http://zennore.deviantart.com/art/Smite-320383726" text:style-name="Internet_20_link" text:visited-style-name="Visited_20_Internet_20_Link">com</text:a><text:a xlink:type="simple" xlink:href="http://zennore.deviantart.com/art/Smite-320383726" text:style-name="Internet_20_link" text:visited-style-name="Visited_20_Internet_20_Link">/</text:a><text:a xlink:type="simple" xlink:href="http://zennore.deviantart.com/art/Smite-320383726" text:style-name="Internet_20_link" text:visited-style-name="Visited_20_Internet_20_Link">art</text:a><text:a xlink:type="simple" xlink:href="http://zennore.deviantart.com/art/Smite-320383726" text:style-name="Internet_20_link" text:visited-style-name="Visited_20_Internet_20_Link">/</text:a><text:a xlink:type="simple" xlink:href="http://zennore.deviantart.com/art/Smite-320383726" text:style-name="Internet_20_link" text:visited-style-name="Visited_20_Internet_20_Link">Smite</text:a><text:a xlink:type="simple" xlink:href="http://zennore.deviantart.com/art/Smite-320383726" text:style-name="Internet_20_link" text:visited-style-name="Visited_20_Internet_20_Link">-320383726</text:a></text:p>
      <text:p text:style-name="P7"><text:a xlink:type="simple" xlink:href="http://fc02.deviantart.net/fs70/f/2012/223/8/1/smite__by_inkinesss-d5aqxny.jpg" text:style-name="Internet_20_link" text:visited-style-name="Visited_20_Internet_20_Link">http</text:a><text:a xlink:type="simple" xlink:href="http://fc02.deviantart.net/fs70/f/2012/223/8/1/smite__by_inkinesss-d5aqxny.jpg" text:style-name="Internet_20_link" text:visited-style-name="Visited_20_Internet_20_Link">://</text:a><text:a xlink:type="simple" xlink:href="http://fc02.deviantart.net/fs70/f/2012/223/8/1/smite__by_inkinesss-d5aqxny.jpg" text:style-name="Internet_20_link" text:visited-style-name="Visited_20_Internet_20_Link">fc</text:a><text:a xlink:type="simple" xlink:href="http://fc02.deviantart.net/fs70/f/2012/223/8/1/smite__by_inkinesss-d5aqxny.jpg" text:style-name="Internet_20_link" text:visited-style-name="Visited_20_Internet_20_Link">02.</text:a><text:a xlink:type="simple" xlink:href="http://fc02.deviantart.net/fs70/f/2012/223/8/1/smite__by_inkinesss-d5aqxny.jpg" text:style-name="Internet_20_link" text:visited-style-name="Visited_20_Internet_20_Link">deviantart</text:a><text:a xlink:type="simple" xlink:href="http://fc02.deviantart.net/fs70/f/2012/223/8/1/smite__by_inkinesss-d5aqxny.jpg" text:style-name="Internet_20_link" text:visited-style-name="Visited_20_Internet_20_Link">.</text:a><text:a xlink:type="simple" xlink:href="http://fc02.deviantart.net/fs70/f/2012/223/8/1/smite__by_inkinesss-d5aqxny.jpg" text:style-name="Internet_20_link" text:visited-style-name="Visited_20_Internet_20_Link">net</text:a><text:a xlink:type="simple" xlink:href="http://fc02.deviantart.net/fs70/f/2012/223/8/1/smite__by_inkinesss-d5aqxny.jpg" text:style-name="Internet_20_link" text:visited-style-name="Visited_20_Internet_20_Link">/</text:a><text:a xlink:type="simple" xlink:href="http://fc02.deviantart.net/fs70/f/2012/223/8/1/smite__by_inkinesss-d5aqxny.jpg" text:style-name="Internet_20_link" text:visited-style-name="Visited_20_Internet_20_Link">fs</text:a><text:a xlink:type="simple" xlink:href="http://fc02.deviantart.net/fs70/f/2012/223/8/1/smite__by_inkinesss-d5aqxny.jpg" text:style-name="Internet_20_link" text:visited-style-name="Visited_20_Internet_20_Link">70/</text:a><text:a xlink:type="simple" xlink:href="http://fc02.deviantart.net/fs70/f/2012/223/8/1/smite__by_inkinesss-d5aqxny.jpg" text:style-name="Internet_20_link" text:visited-style-name="Visited_20_Internet_20_Link">f</text:a><text:a xlink:type="simple" xlink:href="http://fc02.deviantart.net/fs70/f/2012/223/8/1/smite__by_inkinesss-d5aqxny.jpg" text:style-name="Internet_20_link" text:visited-style-name="Visited_20_Internet_20_Link">/2012/223/8/1/</text:a><text:a xlink:type="simple" xlink:href="http://fc02.deviantart.net/fs70/f/2012/223/8/1/smite__by_inkinesss-d5aqxny.jpg" text:style-name="Internet_20_link" text:visited-style-name="Visited_20_Internet_20_Link">smite</text:a><text:a xlink:type="simple" xlink:href="http://fc02.deviantart.net/fs70/f/2012/223/8/1/smite__by_inkinesss-d5aqxny.jpg" text:style-name="Internet_20_link" text:visited-style-name="Visited_20_Internet_20_Link">__</text:a><text:a xlink:type="simple" xlink:href="http://fc02.deviantart.net/fs70/f/2012/223/8/1/smite__by_inkinesss-d5aqxny.jpg" text:style-name="Internet_20_link" text:visited-style-name="Visited_20_Internet_20_Link">by</text:a><text:a xlink:type="simple" xlink:href="http://fc02.deviantart.net/fs70/f/2012/223/8/1/smite__by_inkinesss-d5aqxny.jpg" text:style-name="Internet_20_link" text:visited-style-name="Visited_20_Internet_20_Link">_</text:a><text:a xlink:type="simple" xlink:href="http://fc02.deviantart.net/fs70/f/2012/223/8/1/smite__by_inkinesss-d5aqxny.jpg" text:style-name="Internet_20_link" text:visited-style-name="Visited_20_Internet_20_Link">inkinesss</text:a><text:a xlink:type="simple" xlink:href="http://fc02.deviantart.net/fs70/f/2012/223/8/1/smite__by_inkinesss-d5aqxny.jpg" text:style-name="Internet_20_link" text:visited-style-name="Visited_20_Internet_20_Link">-</text:a><text:a xlink:type="simple" xlink:href="http://fc02.deviantart.net/fs70/f/2012/223/8/1/smite__by_inkinesss-d5aqxny.jpg" text:style-name="Internet_20_link" text:visited-style-name="Visited_20_Internet_20_Link">d</text:a><text:a xlink:type="simple" xlink:href="http://fc02.deviantart.net/fs70/f/2012/223/8/1/smite__by_inkinesss-d5aqxny.jpg" text:style-name="Internet_20_link" text:visited-style-name="Visited_20_Internet_20_Link">5</text:a><text:a xlink:type="simple" xlink:href="http://fc02.deviantart.net/fs70/f/2012/223/8/1/smite__by_inkinesss-d5aqxny.jpg" text:style-name="Internet_20_link" text:visited-style-name="Visited_20_Internet_20_Link">aqxny</text:a><text:a xlink:type="simple" xlink:href="http://fc02.deviantart.net/fs70/f/2012/223/8/1/smite__by_inkinesss-d5aqxny.jpg" text:style-name="Internet_20_link" text:visited-style-name="Visited_20_Internet_20_Link">.</text:a><text:a xlink:type="simple" xlink:href="http://fc02.deviantart.net/fs70/f/2012/223/8/1/smite__by_inkinesss-d5aqxny.jpg" text:style-name="Internet_20_link" text:visited-style-name="Visited_20_Internet_20_Link">jpg</text:a></text:p>
      <text:p text:style-name="P4"/>
      <text:p text:style-name="P7"><text:a xlink:type="simple" xlink:href="http://www.deviantart.com/art/SMITE-Fenrir-381596603" text:style-name="Internet_20_link" text:visited-style-name="Visited_20_Internet_20_Link">http</text:a><text:a xlink:type="simple" xlink:href="http://www.deviantart.com/art/SMITE-Fenrir-381596603" text:style-name="Internet_20_link" text:visited-style-name="Visited_20_Internet_20_Link">://</text:a><text:a xlink:type="simple" xlink:href="http://www.deviantart.com/art/SMITE-Fenrir-381596603" text:style-name="Internet_20_link" text:visited-style-name="Visited_20_Internet_20_Link">www</text:a><text:a xlink:type="simple" xlink:href="http://www.deviantart.com/art/SMITE-Fenrir-381596603" text:style-name="Internet_20_link" text:visited-style-name="Visited_20_Internet_20_Link">.</text:a><text:a xlink:type="simple" xlink:href="http://www.deviantart.com/art/SMITE-Fenrir-381596603" text:style-name="Internet_20_link" text:visited-style-name="Visited_20_Internet_20_Link">deviantart</text:a><text:a xlink:type="simple" xlink:href="http://www.deviantart.com/art/SMITE-Fenrir-381596603" text:style-name="Internet_20_link" text:visited-style-name="Visited_20_Internet_20_Link">.</text:a><text:a xlink:type="simple" xlink:href="http://www.deviantart.com/art/SMITE-Fenrir-381596603" text:style-name="Internet_20_link" text:visited-style-name="Visited_20_Internet_20_Link">com</text:a><text:a xlink:type="simple" xlink:href="http://www.deviantart.com/art/SMITE-Fenrir-381596603" text:style-name="Internet_20_link" text:visited-style-name="Visited_20_Internet_20_Link">/</text:a><text:a xlink:type="simple" xlink:href="http://www.deviantart.com/art/SMITE-Fenrir-381596603" text:style-name="Internet_20_link" text:visited-style-name="Visited_20_Internet_20_Link">art</text:a><text:a xlink:type="simple" xlink:href="http://www.deviantart.com/art/SMITE-Fenrir-381596603" text:style-name="Internet_20_link" text:visited-style-name="Visited_20_Internet_20_Link">/</text:a><text:a xlink:type="simple" xlink:href="http://www.deviantart.com/art/SMITE-Fenrir-381596603" text:style-name="Internet_20_link" text:visited-style-name="Visited_20_Internet_20_Link">SMITE</text:a><text:a xlink:type="simple" xlink:href="http://www.deviantart.com/art/SMITE-Fenrir-381596603" text:style-name="Internet_20_link" text:visited-style-name="Visited_20_Internet_20_Link">-</text:a><text:a xlink:type="simple" xlink:href="http://www.deviantart.com/art/SMITE-Fenrir-381596603" text:style-name="Internet_20_link" text:visited-style-name="Visited_20_Internet_20_Link">Fenrir</text:a><text:a xlink:type="simple" xlink:href="http://www.deviantart.com/art/SMITE-Fenrir-381596603" text:style-name="Internet_20_link" text:visited-style-name="Visited_20_Internet_20_Link">-381596603</text:a></text:p>
      <text:p text:style-name="P7"><text:a xlink:type="simple" xlink:href="http://fc03.deviantart.net/fs71/f/2013/180/7/4/smite_fenrir_by_armachamcorp-d6b6xtn.jpg" text:style-name="Internet_20_link" text:visited-style-name="Visited_20_Internet_20_Link">http</text:a><text:a xlink:type="simple" xlink:href="http://fc03.deviantart.net/fs71/f/2013/180/7/4/smite_fenrir_by_armachamcorp-d6b6xtn.jpg" text:style-name="Internet_20_link" text:visited-style-name="Visited_20_Internet_20_Link">://</text:a><text:a xlink:type="simple" xlink:href="http://fc03.deviantart.net/fs71/f/2013/180/7/4/smite_fenrir_by_armachamcorp-d6b6xtn.jpg" text:style-name="Internet_20_link" text:visited-style-name="Visited_20_Internet_20_Link">fc</text:a><text:a xlink:type="simple" xlink:href="http://fc03.deviantart.net/fs71/f/2013/180/7/4/smite_fenrir_by_armachamcorp-d6b6xtn.jpg" text:style-name="Internet_20_link" text:visited-style-name="Visited_20_Internet_20_Link">03.</text:a><text:a xlink:type="simple" xlink:href="http://fc03.deviantart.net/fs71/f/2013/180/7/4/smite_fenrir_by_armachamcorp-d6b6xtn.jpg" text:style-name="Internet_20_link" text:visited-style-name="Visited_20_Internet_20_Link">deviantart</text:a><text:a xlink:type="simple" xlink:href="http://fc03.deviantart.net/fs71/f/2013/180/7/4/smite_fenrir_by_armachamcorp-d6b6xtn.jpg" text:style-name="Internet_20_link" text:visited-style-name="Visited_20_Internet_20_Link">.</text:a><text:a xlink:type="simple" xlink:href="http://fc03.deviantart.net/fs71/f/2013/180/7/4/smite_fenrir_by_armachamcorp-d6b6xtn.jpg" text:style-name="Internet_20_link" text:visited-style-name="Visited_20_Internet_20_Link">net</text:a><text:a xlink:type="simple" xlink:href="http://fc03.deviantart.net/fs71/f/2013/180/7/4/smite_fenrir_by_armachamcorp-d6b6xtn.jpg" text:style-name="Internet_20_link" text:visited-style-name="Visited_20_Internet_20_Link">/</text:a><text:a xlink:type="simple" xlink:href="http://fc03.deviantart.net/fs71/f/2013/180/7/4/smite_fenrir_by_armachamcorp-d6b6xtn.jpg" text:style-name="Internet_20_link" text:visited-style-name="Visited_20_Internet_20_Link">fs</text:a><text:a xlink:type="simple" xlink:href="http://fc03.deviantart.net/fs71/f/2013/180/7/4/smite_fenrir_by_armachamcorp-d6b6xtn.jpg" text:style-name="Internet_20_link" text:visited-style-name="Visited_20_Internet_20_Link">71/</text:a><text:a xlink:type="simple" xlink:href="http://fc03.deviantart.net/fs71/f/2013/180/7/4/smite_fenrir_by_armachamcorp-d6b6xtn.jpg" text:style-name="Internet_20_link" text:visited-style-name="Visited_20_Internet_20_Link">f</text:a><text:a xlink:type="simple" xlink:href="http://fc03.deviantart.net/fs71/f/2013/180/7/4/smite_fenrir_by_armachamcorp-d6b6xtn.jpg" text:style-name="Internet_20_link" text:visited-style-name="Visited_20_Internet_20_Link">/2013/180/7/4/</text:a><text:a xlink:type="simple" xlink:href="http://fc03.deviantart.net/fs71/f/2013/180/7/4/smite_fenrir_by_armachamcorp-d6b6xtn.jpg" text:style-name="Internet_20_link" text:visited-style-name="Visited_20_Internet_20_Link">smite</text:a><text:a xlink:type="simple" xlink:href="http://fc03.deviantart.net/fs71/f/2013/180/7/4/smite_fenrir_by_armachamcorp-d6b6xtn.jpg" text:style-name="Internet_20_link" text:visited-style-name="Visited_20_Internet_20_Link">_</text:a><text:a xlink:type="simple" xlink:href="http://fc03.deviantart.net/fs71/f/2013/180/7/4/smite_fenrir_by_armachamcorp-d6b6xtn.jpg" text:style-name="Internet_20_link" text:visited-style-name="Visited_20_Internet_20_Link">fenrir</text:a><text:a xlink:type="simple" xlink:href="http://fc03.deviantart.net/fs71/f/2013/180/7/4/smite_fenrir_by_armachamcorp-d6b6xtn.jpg" text:style-name="Internet_20_link" text:visited-style-name="Visited_20_Internet_20_Link">_</text:a><text:a xlink:type="simple" xlink:href="http://fc03.deviantart.net/fs71/f/2013/180/7/4/smite_fenrir_by_armachamcorp-d6b6xtn.jpg" text:style-name="Internet_20_link" text:visited-style-name="Visited_20_Internet_20_Link">by</text:a><text:a xlink:type="simple" xlink:href="http://fc03.deviantart.net/fs71/f/2013/180/7/4/smite_fenrir_by_armachamcorp-d6b6xtn.jpg" text:style-name="Internet_20_link" text:visited-style-name="Visited_20_Internet_20_Link">_</text:a><text:a xlink:type="simple" xlink:href="http://fc03.deviantart.net/fs71/f/2013/180/7/4/smite_fenrir_by_armachamcorp-d6b6xtn.jpg" text:style-name="Internet_20_link" text:visited-style-name="Visited_20_Internet_20_Link">armachamcorp</text:a><text:a xlink:type="simple" xlink:href="http://fc03.deviantart.net/fs71/f/2013/180/7/4/smite_fenrir_by_armachamcorp-d6b6xtn.jpg" text:style-name="Internet_20_link" text:visited-style-name="Visited_20_Internet_20_Link">-</text:a><text:a xlink:type="simple" xlink:href="http://fc03.deviantart.net/fs71/f/2013/180/7/4/smite_fenrir_by_armachamcorp-d6b6xtn.jpg" text:style-name="Internet_20_link" text:visited-style-name="Visited_20_Internet_20_Link">d</text:a><text:a xlink:type="simple" xlink:href="http://fc03.deviantart.net/fs71/f/2013/180/7/4/smite_fenrir_by_armachamcorp-d6b6xtn.jpg" text:style-name="Internet_20_link" text:visited-style-name="Visited_20_Internet_20_Link">6</text:a><text:a xlink:type="simple" xlink:href="http://fc03.deviantart.net/fs71/f/2013/180/7/4/smite_fenrir_by_armachamcorp-d6b6xtn.jpg" text:style-name="Internet_20_link" text:visited-style-name="Visited_20_Internet_20_Link">b</text:a><text:a xlink:type="simple" xlink:href="http://fc03.deviantart.net/fs71/f/2013/180/7/4/smite_fenrir_by_armachamcorp-d6b6xtn.jpg" text:style-name="Internet_20_link" text:visited-style-name="Visited_20_Internet_20_Link">6</text:a><text:a xlink:type="simple" xlink:href="http://fc03.deviantart.net/fs71/f/2013/180/7/4/smite_fenrir_by_armachamcorp-d6b6xtn.jpg" text:style-name="Internet_20_link" text:visited-style-name="Visited_20_Internet_20_Link">xtn</text:a><text:a xlink:type="simple" xlink:href="http://fc03.deviantart.net/fs71/f/2013/180/7/4/smite_fenrir_by_armachamcorp-d6b6xtn.jpg" text:style-name="Internet_20_link" text:visited-style-name="Visited_20_Internet_20_Link">.</text:a><text:a xlink:type="simple" xlink:href="http://fc03.deviantart.net/fs71/f/2013/180/7/4/smite_fenrir_by_armachamcorp-d6b6xtn.jpg" text:style-name="Internet_20_link" text:visited-style-name="Visited_20_Internet_20_Link">jpg</text:a></text:p>
      <text:p text:style-name="P7"/>
      <text:p text:style-name="P5"><text:a xlink:type="simple" xlink:href="http://lagodzinski5.deviantart.com/art/SMITE-444346067" text:style-name="Internet_20_link" text:visited-style-name="Visited_20_Internet_20_Link">http</text:a><text:a xlink:type="simple" xlink:href="http://lagodzinski5.deviantart.com/art/SMITE-444346067" text:style-name="Internet_20_link" text:visited-style-name="Visited_20_Internet_20_Link">://</text:a><text:a xlink:type="simple" xlink:href="http://lagodzinski5.deviantart.com/art/SMITE-444346067" text:style-name="Internet_20_link" text:visited-style-name="Visited_20_Internet_20_Link">lagodzinski</text:a><text:a xlink:type="simple" xlink:href="http://lagodzinski5.deviantart.com/art/SMITE-444346067" text:style-name="Internet_20_link" text:visited-style-name="Visited_20_Internet_20_Link">5.</text:a><text:a xlink:type="simple" xlink:href="http://lagodzinski5.deviantart.com/art/SMITE-444346067" text:style-name="Internet_20_link" text:visited-style-name="Visited_20_Internet_20_Link">deviantart</text:a><text:a xlink:type="simple" xlink:href="http://lagodzinski5.deviantart.com/art/SMITE-444346067" text:style-name="Internet_20_link" text:visited-style-name="Visited_20_Internet_20_Link">.</text:a><text:a xlink:type="simple" xlink:href="http://lagodzinski5.deviantart.com/art/SMITE-444346067" text:style-name="Internet_20_link" text:visited-style-name="Visited_20_Internet_20_Link">com</text:a><text:a xlink:type="simple" xlink:href="http://lagodzinski5.deviantart.com/art/SMITE-444346067" text:style-name="Internet_20_link" text:visited-style-name="Visited_20_Internet_20_Link">/</text:a><text:a xlink:type="simple" xlink:href="http://lagodzinski5.deviantart.com/art/SMITE-444346067" text:style-name="Internet_20_link" text:visited-style-name="Visited_20_Internet_20_Link">art</text:a><text:a xlink:type="simple" xlink:href="http://lagodzinski5.deviantart.com/art/SMITE-444346067" text:style-name="Internet_20_link" text:visited-style-name="Visited_20_Internet_20_Link">/</text:a><text:a xlink:type="simple" xlink:href="http://lagodzinski5.deviantart.com/art/SMITE-444346067" text:style-name="Internet_20_link" text:visited-style-name="Visited_20_Internet_20_Link">SMITE</text:a><text:a xlink:type="simple" xlink:href="http://lagodzinski5.deviantart.com/art/SMITE-444346067" text:style-name="Internet_20_link" text:visited-style-name="Visited_20_Internet_20_Link">-444346067</text:a></text:p>
      <text:p text:style-name="P5"><text:a xlink:type="simple" xlink:href="http://fc05.deviantart.net/fs70/f/2014/091/1/4/14a8671cb556ce900129aa8dab4c87f5-d7cjvmb.jpg" text:style-name="Internet_20_link" text:visited-style-name="Visited_20_Internet_20_Link">http</text:a><text:a xlink:type="simple" xlink:href="http://fc05.deviantart.net/fs70/f/2014/091/1/4/14a8671cb556ce900129aa8dab4c87f5-d7cjvmb.jpg" text:style-name="Internet_20_link" text:visited-style-name="Visited_20_Internet_20_Link">://</text:a><text:a xlink:type="simple" xlink:href="http://fc05.deviantart.net/fs70/f/2014/091/1/4/14a8671cb556ce900129aa8dab4c87f5-d7cjvmb.jpg" text:style-name="Internet_20_link" text:visited-style-name="Visited_20_Internet_20_Link">fc</text:a><text:a xlink:type="simple" xlink:href="http://fc05.deviantart.net/fs70/f/2014/091/1/4/14a8671cb556ce900129aa8dab4c87f5-d7cjvmb.jpg" text:style-name="Internet_20_link" text:visited-style-name="Visited_20_Internet_20_Link">05.</text:a><text:a xlink:type="simple" xlink:href="http://fc05.deviantart.net/fs70/f/2014/091/1/4/14a8671cb556ce900129aa8dab4c87f5-d7cjvmb.jpg" text:style-name="Internet_20_link" text:visited-style-name="Visited_20_Internet_20_Link">deviantart</text:a><text:a xlink:type="simple" xlink:href="http://fc05.deviantart.net/fs70/f/2014/091/1/4/14a8671cb556ce900129aa8dab4c87f5-d7cjvmb.jpg" text:style-name="Internet_20_link" text:visited-style-name="Visited_20_Internet_20_Link">.</text:a><text:a xlink:type="simple" xlink:href="http://fc05.deviantart.net/fs70/f/2014/091/1/4/14a8671cb556ce900129aa8dab4c87f5-d7cjvmb.jpg" text:style-name="Internet_20_link" text:visited-style-name="Visited_20_Internet_20_Link">net</text:a><text:a xlink:type="simple" xlink:href="http://fc05.deviantart.net/fs70/f/2014/091/1/4/14a8671cb556ce900129aa8dab4c87f5-d7cjvmb.jpg" text:style-name="Internet_20_link" text:visited-style-name="Visited_20_Internet_20_Link">/</text:a><text:a xlink:type="simple" xlink:href="http://fc05.deviantart.net/fs70/f/2014/091/1/4/14a8671cb556ce900129aa8dab4c87f5-d7cjvmb.jpg" text:style-name="Internet_20_link" text:visited-style-name="Visited_20_Internet_20_Link">fs</text:a><text:a xlink:type="simple" xlink:href="http://fc05.deviantart.net/fs70/f/2014/091/1/4/14a8671cb556ce900129aa8dab4c87f5-d7cjvmb.jpg" text:style-name="Internet_20_link" text:visited-style-name="Visited_20_Internet_20_Link">70/</text:a><text:a xlink:type="simple" xlink:href="http://fc05.deviantart.net/fs70/f/2014/091/1/4/14a8671cb556ce900129aa8dab4c87f5-d7cjvmb.jpg" text:style-name="Internet_20_link" text:visited-style-name="Visited_20_Internet_20_Link">f</text:a><text:a xlink:type="simple" xlink:href="http://fc05.deviantart.net/fs70/f/2014/091/1/4/14a8671cb556ce900129aa8dab4c87f5-d7cjvmb.jpg" text:style-name="Internet_20_link" text:visited-style-name="Visited_20_Internet_20_Link">/2014/091/1/4/14</text:a><text:a xlink:type="simple" xlink:href="http://fc05.deviantart.net/fs70/f/2014/091/1/4/14a8671cb556ce900129aa8dab4c87f5-d7cjvmb.jpg" text:style-name="Internet_20_link" text:visited-style-name="Visited_20_Internet_20_Link">a</text:a><text:a xlink:type="simple" xlink:href="http://fc05.deviantart.net/fs70/f/2014/091/1/4/14a8671cb556ce900129aa8dab4c87f5-d7cjvmb.jpg" text:style-name="Internet_20_link" text:visited-style-name="Visited_20_Internet_20_Link">8671</text:a><text:a xlink:type="simple" xlink:href="http://fc05.deviantart.net/fs70/f/2014/091/1/4/14a8671cb556ce900129aa8dab4c87f5-d7cjvmb.jpg" text:style-name="Internet_20_link" text:visited-style-name="Visited_20_Internet_20_Link">cb</text:a><text:a xlink:type="simple" xlink:href="http://fc05.deviantart.net/fs70/f/2014/091/1/4/14a8671cb556ce900129aa8dab4c87f5-d7cjvmb.jpg" text:style-name="Internet_20_link" text:visited-style-name="Visited_20_Internet_20_Link">556</text:a><text:a xlink:type="simple" xlink:href="http://fc05.deviantart.net/fs70/f/2014/091/1/4/14a8671cb556ce900129aa8dab4c87f5-d7cjvmb.jpg" text:style-name="Internet_20_link" text:visited-style-name="Visited_20_Internet_20_Link">ce</text:a><text:a xlink:type="simple" xlink:href="http://fc05.deviantart.net/fs70/f/2014/091/1/4/14a8671cb556ce900129aa8dab4c87f5-d7cjvmb.jpg" text:style-name="Internet_20_link" text:visited-style-name="Visited_20_Internet_20_Link">900129</text:a><text:a xlink:type="simple" xlink:href="http://fc05.deviantart.net/fs70/f/2014/091/1/4/14a8671cb556ce900129aa8dab4c87f5-d7cjvmb.jpg" text:style-name="Internet_20_link" text:visited-style-name="Visited_20_Internet_20_Link">aa</text:a><text:a xlink:type="simple" xlink:href="http://fc05.deviantart.net/fs70/f/2014/091/1/4/14a8671cb556ce900129aa8dab4c87f5-d7cjvmb.jpg" text:style-name="Internet_20_link" text:visited-style-name="Visited_20_Internet_20_Link">8</text:a><text:a xlink:type="simple" xlink:href="http://fc05.deviantart.net/fs70/f/2014/091/1/4/14a8671cb556ce900129aa8dab4c87f5-d7cjvmb.jpg" text:style-name="Internet_20_link" text:visited-style-name="Visited_20_Internet_20_Link">dab</text:a><text:a xlink:type="simple" xlink:href="http://fc05.deviantart.net/fs70/f/2014/091/1/4/14a8671cb556ce900129aa8dab4c87f5-d7cjvmb.jpg" text:style-name="Internet_20_link" text:visited-style-name="Visited_20_Internet_20_Link">4</text:a><text:a xlink:type="simple" xlink:href="http://fc05.deviantart.net/fs70/f/2014/091/1/4/14a8671cb556ce900129aa8dab4c87f5-d7cjvmb.jpg" text:style-name="Internet_20_link" text:visited-style-name="Visited_20_Internet_20_Link">c</text:a><text:a xlink:type="simple" xlink:href="http://fc05.deviantart.net/fs70/f/2014/091/1/4/14a8671cb556ce900129aa8dab4c87f5-d7cjvmb.jpg" text:style-name="Internet_20_link" text:visited-style-name="Visited_20_Internet_20_Link">87</text:a><text:a xlink:type="simple" xlink:href="http://fc05.deviantart.net/fs70/f/2014/091/1/4/14a8671cb556ce900129aa8dab4c87f5-d7cjvmb.jpg" text:style-name="Internet_20_link" text:visited-style-name="Visited_20_Internet_20_Link">f</text:a><text:a xlink:type="simple" xlink:href="http://fc05.deviantart.net/fs70/f/2014/091/1/4/14a8671cb556ce900129aa8dab4c87f5-d7cjvmb.jpg" text:style-name="Internet_20_link" text:visited-style-name="Visited_20_Internet_20_Link">5-</text:a><text:a xlink:type="simple" xlink:href="http://fc05.deviantart.net/fs70/f/2014/091/1/4/14a8671cb556ce900129aa8dab4c87f5-d7cjvmb.jpg" text:style-name="Internet_20_link" text:visited-style-name="Visited_20_Internet_20_Link">d</text:a><text:a xlink:type="simple" xlink:href="http://fc05.deviantart.net/fs70/f/2014/091/1/4/14a8671cb556ce900129aa8dab4c87f5-d7cjvmb.jpg" text:style-name="Internet_20_link" text:visited-style-name="Visited_20_Internet_20_Link">7</text:a><text:a xlink:type="simple" xlink:href="http://fc05.deviantart.net/fs70/f/2014/091/1/4/14a8671cb556ce900129aa8dab4c87f5-d7cjvmb.jpg" text:style-name="Internet_20_link" text:visited-style-name="Visited_20_Internet_20_Link">cjvmb</text:a><text:a xlink:type="simple" xlink:href="http://fc05.deviantart.net/fs70/f/2014/091/1/4/14a8671cb556ce900129aa8dab4c87f5-d7cjvmb.jpg" text:style-name="Internet_20_link" text:visited-style-name="Visited_20_Internet_20_Link">.</text:a><text:a xlink:type="simple" xlink:href="http://fc05.deviantart.net/fs70/f/2014/091/1/4/14a8671cb556ce900129aa8dab4c87f5-d7cjvmb.jpg" text:style-name="Internet_20_link" text:visited-style-name="Visited_20_Internet_20_Link">jpg</text:a></text:p>
      <text:p text:style-name="P4"/>
      <text:p text:style-name="P7"><text:a xlink:type="simple" xlink:href="http://fr.wikipedia.org/wiki/Fichier:Logo_Smite_2013_.png" text:style-name="Internet_20_link" text:visited-style-name="Visited_20_Internet_20_Link">http</text:a><text:a xlink:type="simple" xlink:href="http://fr.wikipedia.org/wiki/Fichier:Logo_Smite_2013_.png" text:style-name="Internet_20_link" text:visited-style-name="Visited_20_Internet_20_Link">://</text:a><text:a xlink:type="simple" xlink:href="http://fr.wikipedia.org/wiki/Fichier:Logo_Smite_2013_.png" text:style-name="Internet_20_link" text:visited-style-name="Visited_20_Internet_20_Link">fr</text:a><text:a xlink:type="simple" xlink:href="http://fr.wikipedia.org/wiki/Fichier:Logo_Smite_2013_.png" text:style-name="Internet_20_link" text:visited-style-name="Visited_20_Internet_20_Link">.</text:a><text:a xlink:type="simple" xlink:href="http://fr.wikipedia.org/wiki/Fichier:Logo_Smite_2013_.png" text:style-name="Internet_20_link" text:visited-style-name="Visited_20_Internet_20_Link">wikipedia</text:a><text:a xlink:type="simple" xlink:href="http://fr.wikipedia.org/wiki/Fichier:Logo_Smite_2013_.png" text:style-name="Internet_20_link" text:visited-style-name="Visited_20_Internet_20_Link">.</text:a><text:a xlink:type="simple" xlink:href="http://fr.wikipedia.org/wiki/Fichier:Logo_Smite_2013_.png" text:style-name="Internet_20_link" text:visited-style-name="Visited_20_Internet_20_Link">org</text:a><text:a xlink:type="simple" xlink:href="http://fr.wikipedia.org/wiki/Fichier:Logo_Smite_2013_.png" text:style-name="Internet_20_link" text:visited-style-name="Visited_20_Internet_20_Link">/</text:a><text:a xlink:type="simple" xlink:href="http://fr.wikipedia.org/wiki/Fichier:Logo_Smite_2013_.png" text:style-name="Internet_20_link" text:visited-style-name="Visited_20_Internet_20_Link">wiki</text:a><text:a xlink:type="simple" xlink:href="http://fr.wikipedia.org/wiki/Fichier:Logo_Smite_2013_.png" text:style-name="Internet_20_link" text:visited-style-name="Visited_20_Internet_20_Link">/</text:a><text:a xlink:type="simple" xlink:href="http://fr.wikipedia.org/wiki/Fichier:Logo_Smite_2013_.png" text:style-name="Internet_20_link" text:visited-style-name="Visited_20_Internet_20_Link">Fichier</text:a><text:a xlink:type="simple" xlink:href="http://fr.wikipedia.org/wiki/Fichier:Logo_Smite_2013_.png" text:style-name="Internet_20_link" text:visited-style-name="Visited_20_Internet_20_Link">:</text:a><text:a xlink:type="simple" xlink:href="http://fr.wikipedia.org/wiki/Fichier:Logo_Smite_2013_.png" text:style-name="Internet_20_link" text:visited-style-name="Visited_20_Internet_20_Link">Logo</text:a><text:a xlink:type="simple" xlink:href="http://fr.wikipedia.org/wiki/Fichier:Logo_Smite_2013_.png" text:style-name="Internet_20_link" text:visited-style-name="Visited_20_Internet_20_Link">_</text:a><text:a xlink:type="simple" xlink:href="http://fr.wikipedia.org/wiki/Fichier:Logo_Smite_2013_.png" text:style-name="Internet_20_link" text:visited-style-name="Visited_20_Internet_20_Link">Smite</text:a><text:a xlink:type="simple" xlink:href="http://fr.wikipedia.org/wiki/Fichier:Logo_Smite_2013_.png" text:style-name="Internet_20_link" text:visited-style-name="Visited_20_Internet_20_Link">_2013_.</text:a><text:a xlink:type="simple" xlink:href="http://fr.wikipedia.org/wiki/Fichier:Logo_Smite_2013_.png" text:style-name="Internet_20_link" text:visited-style-name="Visited_20_Internet_20_Link">png</text:a></text:p>
      <text:p text:style-name="P7"><text:a xlink:type="simple" xlink:href="http://upload.wikimedia.org/wikipedia/fr/thumb/4/4d/Logo_Smite_2013_.png/800px-Logo_Smite_2013_.png" text:style-name="Internet_20_link" text:visited-style-name="Visited_20_Internet_20_Link">http</text:a><text:a xlink:type="simple" xlink:href="http://upload.wikimedia.org/wikipedia/fr/thumb/4/4d/Logo_Smite_2013_.png/800px-Logo_Smite_2013_.png" text:style-name="Internet_20_link" text:visited-style-name="Visited_20_Internet_20_Link">://</text:a><text:a xlink:type="simple" xlink:href="http://upload.wikimedia.org/wikipedia/fr/thumb/4/4d/Logo_Smite_2013_.png/800px-Logo_Smite_2013_.png" text:style-name="Internet_20_link" text:visited-style-name="Visited_20_Internet_20_Link">upload</text:a><text:a xlink:type="simple" xlink:href="http://upload.wikimedia.org/wikipedia/fr/thumb/4/4d/Logo_Smite_2013_.png/800px-Logo_Smite_2013_.png" text:style-name="Internet_20_link" text:visited-style-name="Visited_20_Internet_20_Link">.</text:a><text:a xlink:type="simple" xlink:href="http://upload.wikimedia.org/wikipedia/fr/thumb/4/4d/Logo_Smite_2013_.png/800px-Logo_Smite_2013_.png" text:style-name="Internet_20_link" text:visited-style-name="Visited_20_Internet_20_Link">wikimedia</text:a><text:a xlink:type="simple" xlink:href="http://upload.wikimedia.org/wikipedia/fr/thumb/4/4d/Logo_Smite_2013_.png/800px-Logo_Smite_2013_.png" text:style-name="Internet_20_link" text:visited-style-name="Visited_20_Internet_20_Link">.</text:a><text:a xlink:type="simple" xlink:href="http://upload.wikimedia.org/wikipedia/fr/thumb/4/4d/Logo_Smite_2013_.png/800px-Logo_Smite_2013_.png" text:style-name="Internet_20_link" text:visited-style-name="Visited_20_Internet_20_Link">org</text:a><text:a xlink:type="simple" xlink:href="http://upload.wikimedia.org/wikipedia/fr/thumb/4/4d/Logo_Smite_2013_.png/800px-Logo_Smite_2013_.png" text:style-name="Internet_20_link" text:visited-style-name="Visited_20_Internet_20_Link">/</text:a><text:a xlink:type="simple" xlink:href="http://upload.wikimedia.org/wikipedia/fr/thumb/4/4d/Logo_Smite_2013_.png/800px-Logo_Smite_2013_.png" text:style-name="Internet_20_link" text:visited-style-name="Visited_20_Internet_20_Link">wikipedia</text:a><text:a xlink:type="simple" xlink:href="http://upload.wikimedia.org/wikipedia/fr/thumb/4/4d/Logo_Smite_2013_.png/800px-Logo_Smite_2013_.png" text:style-name="Internet_20_link" text:visited-style-name="Visited_20_Internet_20_Link">/</text:a><text:a xlink:type="simple" xlink:href="http://upload.wikimedia.org/wikipedia/fr/thumb/4/4d/Logo_Smite_2013_.png/800px-Logo_Smite_2013_.png" text:style-name="Internet_20_link" text:visited-style-name="Visited_20_Internet_20_Link">fr</text:a><text:a xlink:type="simple" xlink:href="http://upload.wikimedia.org/wikipedia/fr/thumb/4/4d/Logo_Smite_2013_.png/800px-Logo_Smite_2013_.png" text:style-name="Internet_20_link" text:visited-style-name="Visited_20_Internet_20_Link">/</text:a><text:a xlink:type="simple" xlink:href="http://upload.wikimedia.org/wikipedia/fr/thumb/4/4d/Logo_Smite_2013_.png/800px-Logo_Smite_2013_.png" text:style-name="Internet_20_link" text:visited-style-name="Visited_20_Internet_20_Link">thumb</text:a><text:a xlink:type="simple" xlink:href="http://upload.wikimedia.org/wikipedia/fr/thumb/4/4d/Logo_Smite_2013_.png/800px-Logo_Smite_2013_.png" text:style-name="Internet_20_link" text:visited-style-name="Visited_20_Internet_20_Link">/4/4</text:a><text:a xlink:type="simple" xlink:href="http://upload.wikimedia.org/wikipedia/fr/thumb/4/4d/Logo_Smite_2013_.png/800px-Logo_Smite_2013_.png" text:style-name="Internet_20_link" text:visited-style-name="Visited_20_Internet_20_Link">d</text:a><text:a xlink:type="simple" xlink:href="http://upload.wikimedia.org/wikipedia/fr/thumb/4/4d/Logo_Smite_2013_.png/800px-Logo_Smite_2013_.png" text:style-name="Internet_20_link" text:visited-style-name="Visited_20_Internet_20_Link">/</text:a><text:a xlink:type="simple" xlink:href="http://upload.wikimedia.org/wikipedia/fr/thumb/4/4d/Logo_Smite_2013_.png/800px-Logo_Smite_2013_.png" text:style-name="Internet_20_link" text:visited-style-name="Visited_20_Internet_20_Link">Logo</text:a><text:a xlink:type="simple" xlink:href="http://upload.wikimedia.org/wikipedia/fr/thumb/4/4d/Logo_Smite_2013_.png/800px-Logo_Smite_2013_.png" text:style-name="Internet_20_link" text:visited-style-name="Visited_20_Internet_20_Link">_</text:a><text:a xlink:type="simple" xlink:href="http://upload.wikimedia.org/wikipedia/fr/thumb/4/4d/Logo_Smite_2013_.png/800px-Logo_Smite_2013_.png" text:style-name="Internet_20_link" text:visited-style-name="Visited_20_Internet_20_Link">Smite</text:a><text:a xlink:type="simple" xlink:href="http://upload.wikimedia.org/wikipedia/fr/thumb/4/4d/Logo_Smite_2013_.png/800px-Logo_Smite_2013_.png" text:style-name="Internet_20_link" text:visited-style-name="Visited_20_Internet_20_Link">_2013_.</text:a><text:a xlink:type="simple" xlink:href="http://upload.wikimedia.org/wikipedia/fr/thumb/4/4d/Logo_Smite_2013_.png/800px-Logo_Smite_2013_.png" text:style-name="Internet_20_link" text:visited-style-name="Visited_20_Internet_20_Link">png</text:a><text:a xlink:type="simple" xlink:href="http://upload.wikimedia.org/wikipedia/fr/thumb/4/4d/Logo_Smite_2013_.png/800px-Logo_Smite_2013_.png" text:style-name="Internet_20_link" text:visited-style-name="Visited_20_Internet_20_Link">/800</text:a><text:a xlink:type="simple" xlink:href="http://upload.wikimedia.org/wikipedia/fr/thumb/4/4d/Logo_Smite_2013_.png/800px-Logo_Smite_2013_.png" text:style-name="Internet_20_link" text:visited-style-name="Visited_20_Internet_20_Link">px</text:a><text:a xlink:type="simple" xlink:href="http://upload.wikimedia.org/wikipedia/fr/thumb/4/4d/Logo_Smite_2013_.png/800px-Logo_Smite_2013_.png" text:style-name="Internet_20_link" text:visited-style-name="Visited_20_Internet_20_Link">-</text:a><text:a xlink:type="simple" xlink:href="http://upload.wikimedia.org/wikipedia/fr/thumb/4/4d/Logo_Smite_2013_.png/800px-Logo_Smite_2013_.png" text:style-name="Internet_20_link" text:visited-style-name="Visited_20_Internet_20_Link">Logo</text:a><text:a xlink:type="simple" xlink:href="http://upload.wikimedia.org/wikipedia/fr/thumb/4/4d/Logo_Smite_2013_.png/800px-Logo_Smite_2013_.png" text:style-name="Internet_20_link" text:visited-style-name="Visited_20_Internet_20_Link">_</text:a><text:a xlink:type="simple" xlink:href="http://upload.wikimedia.org/wikipedia/fr/thumb/4/4d/Logo_Smite_2013_.png/800px-Logo_Smite_2013_.png" text:style-name="Internet_20_link" text:visited-style-name="Visited_20_Internet_20_Link">Smite</text:a><text:a xlink:type="simple" xlink:href="http://upload.wikimedia.org/wikipedia/fr/thumb/4/4d/Logo_Smite_2013_.png/800px-Logo_Smite_2013_.png" text:style-name="Internet_20_link" text:visited-style-name="Visited_20_Internet_20_Link">_2013_.</text:a><text:a xlink:type="simple" xlink:href="http://upload.wikimedia.org/wikipedia/fr/thumb/4/4d/Logo_Smite_2013_.png/800px-Logo_Smite_2013_.png" text:style-name="Internet_20_link" text:visited-style-name="Visited_20_Internet_20_Link">p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3-06T15:15:29.310000000</dc:date>
    <meta:editing-duration>PT1H33M24S</meta:editing-duration>
    <meta:document-statistic meta:table-count="0" meta:image-count="0" meta:object-count="0" meta:page-count="3" meta:paragraph-count="40" meta:word-count="1054" meta:character-count="7717" meta:non-whitespace-character-count="6684"/>
  </office:meta>
</office:document-meta>
</file>